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55a3" officeooo:paragraph-rsid="001e55a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55a3" officeooo:paragraph-rsid="001e55a3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officeooo:rsid="001e55a3" officeooo:paragraph-rsid="001e55a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officeooo:rsid="001e55a3" officeooo:paragraph-rsid="001e55a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1e55a3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paragraph-rsid="001e55a3" style:font-size-asian="13pt" style:font-weight-asian="bold" style:font-size-complex="13pt" style:font-weight-complex="bold"/>
    </style:style>
    <style:style style:name="P7" style:family="paragraph" style:parent-style-name="Standard" style:list-style-name="L13">
      <style:paragraph-properties fo:text-align="start" style:justify-single-word="false"/>
      <style:text-properties fo:color="#000000" loext:opacity="100%" style:font-name="Liberation Serif" fo:font-size="12pt" fo:font-weight="normal" officeooo:rsid="001e55a3" officeooo:paragraph-rsid="001e55a3" fo:background-color="#ffffff" style:font-size-asian="12pt" style:font-weight-asian="normal" style:font-size-complex="12pt" style:font-weight-complex="normal"/>
    </style:style>
    <style:style style:name="P8" style:family="paragraph" style:parent-style-name="Standard" style:list-style-name="L13">
      <style:paragraph-properties fo:text-align="start" style:justify-single-word="false"/>
      <style:text-properties fo:color="#000000" loext:opacity="100%" style:font-name="Liberation Serif" fo:font-size="12pt" fo:font-weight="normal" officeooo:rsid="001e55a3" officeooo:paragraph-rsid="001e55a3" fo:background-color="#ffffff" style:font-size-asian="12pt" style:font-weight-asian="bold" style:font-size-complex="12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1e55a3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e55a3"/>
    </style:style>
    <style:style style:name="P13" style:family="paragraph" style:parent-style-name="Text_20_body" style:list-style-name="L3">
      <style:text-properties officeooo:paragraph-rsid="001e55a3"/>
    </style:style>
    <style:style style:name="P14" style:family="paragraph" style:parent-style-name="Text_20_body">
      <style:text-properties officeooo:paragraph-rsid="001e55a3"/>
    </style:style>
    <style:style style:name="P15" style:family="paragraph" style:parent-style-name="Text_20_body" style:list-style-name="L7">
      <style:text-properties officeooo:paragraph-rsid="001e55a3"/>
    </style:style>
    <style:style style:name="P16" style:family="paragraph" style:parent-style-name="Text_20_body" style:list-style-name="L12">
      <style:text-properties officeooo:paragraph-rsid="001e55a3"/>
    </style:style>
    <style:style style:name="P17" style:family="paragraph" style:parent-style-name="Text_20_body" style:list-style-name="L14">
      <style:paragraph-properties fo:text-align="start" style:justify-single-word="false"/>
      <style:text-properties officeooo:rsid="001e55a3" officeooo:paragraph-rsid="001e55a3"/>
    </style:style>
    <style:style style:name="P18" style:family="paragraph" style:parent-style-name="Text_20_body">
      <style:paragraph-properties fo:text-align="start" style:justify-single-word="false"/>
      <style:text-properties officeooo:rsid="001e55a3" officeooo:paragraph-rsid="001e55a3"/>
    </style:style>
    <style:style style:name="P19" style:family="paragraph" style:parent-style-name="Text_20_body" style:list-style-name="L15">
      <style:paragraph-properties fo:text-align="start" style:justify-single-word="false"/>
      <style:text-properties officeooo:rsid="001e55a3" officeooo:paragraph-rsid="001e55a3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1e55a3" officeooo:paragraph-rsid="001e55a3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1e55a3" officeooo:paragraph-rsid="001e55a3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normal" officeooo:rsid="001e55a3" officeooo:paragraph-rsid="001e55a3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e55a3" officeooo:paragraph-rsid="001e55a3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3pt" fo:font-weight="bold" officeooo:rsid="001e55a3" officeooo:paragraph-rsid="001e55a3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000000" loext:opacity="100%" style:font-name="Liberation Serif" fo:font-size="13pt" fo:font-weight="bold" officeooo:rsid="001e55a3" officeooo:paragraph-rsid="001e55a3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text-align="start" style:justify-single-word="false"/>
      <style:text-properties officeooo:paragraph-rsid="001e55a3"/>
    </style:style>
    <style:style style:name="P27" style:family="paragraph" style:parent-style-name="Text_20_body" style:list-style-name="L14">
      <style:paragraph-properties fo:text-align="start" style:justify-single-word="false"/>
      <style:text-properties officeooo:paragraph-rsid="001e55a3"/>
    </style:style>
    <style:style style:name="P28" style:family="paragraph" style:parent-style-name="Text_20_body" style:list-style-name="L16">
      <style:paragraph-properties fo:text-align="start" style:justify-single-word="false"/>
      <style:text-properties officeooo:paragraph-rsid="001e55a3"/>
    </style:style>
    <style:style style:name="P29" style:family="paragraph" style:parent-style-name="Text_20_body" style:list-style-name="L17">
      <style:paragraph-properties fo:text-align="start" style:justify-single-word="false"/>
      <style:text-properties officeooo:paragraph-rsid="001e55a3"/>
    </style:style>
    <style:style style:name="P30" style:family="paragraph" style:parent-style-name="Text_20_body" style:list-style-name="L13">
      <style:paragraph-properties fo:text-align="start" style:justify-single-word="false"/>
      <style:text-properties style:font-name="Liberation Serif" fo:font-size="12pt" officeooo:paragraph-rsid="001e55a3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1e55a3" officeooo:paragraph-rsid="001e55a3" style:font-size-asian="12pt" style:font-weight-asian="normal" style:font-size-complex="12pt" style:font-weight-complex="normal"/>
    </style:style>
    <style:style style:name="T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pl" fo:country="PL" fo:font-style="normal" style:text-underline-style="none" fo:font-weight="normal" officeooo:rsid="001e55a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pl" fo:country="PL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language="pl" fo:country="PL" fo:font-style="normal" style:text-underline-style="none" style:font-style-asian="normal" style:font-style-complex="normal"/>
    </style:style>
    <style:style style:name="T7" style:family="text">
      <style:text-properties fo:language="pl" fo:country="PL" fo:font-style="normal" style:text-underline-style="none" officeooo:rsid="001e55a3" style:font-style-asian="normal" style:font-style-complex="normal"/>
    </style:style>
    <style:style style:name="T8" style:family="text">
      <style:text-properties fo:language="pl" fo:country="PL" fo:font-style="normal" style:text-underline-style="none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font-name="Liberation Serif" fo:font-size="12pt" fo:language="pl" fo:country="P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font-name="Liberation Serif" fo:font-size="12pt" fo:language="pl" fo:country="PL" fo:font-style="normal" style:text-underline-style="none" fo:font-weight="normal" officeooo:rsid="001e55a3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font-name="Liberation Serif" fo:font-size="12pt" fo:language="pl" fo:country="PL" fo:font-style="normal" style:text-underline-style="none" style:font-size-asian="10.5pt" style:font-style-asian="normal" style:font-size-complex="12pt" style:font-style-complex="normal"/>
    </style:style>
    <style:style style:name="T12" style:family="text">
      <style:text-properties fo:color="#000000" loext:opacity="100%" style:font-name="Liberation Serif" fo:font-size="12pt" fo:language="pl" fo:country="PL" fo:font-style="normal" style:text-underline-style="none" officeooo:rsid="001e55a3" style:font-size-asian="10.5pt" style:font-style-asian="normal" style:font-size-complex="12pt" style:font-style-complex="normal"/>
    </style:style>
    <style:style style:name="T13" style:family="text">
      <style:text-properties fo:color="#000000" loext:opacity="100%" style:font-name="Liberation Serif" fo:font-size="12pt" fo:language="pl" fo:country="PL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loext:opacity="100%" style:font-name="Liberation Serif" fo:font-size="12pt" fo:language="pl" fo:country="PL" fo:font-style="normal" style:text-underline-style="none" fo:font-weight="bold" officeooo:rsid="001e55a3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loext:opacity="100%" fo:language="pl" fo:country="PL" fo:font-style="normal" style:text-underline-style="none" fo:font-weight="normal" fo:background-color="#ffffff" loext:char-shading-value="0" style:font-style-asian="normal" style:font-style-complex="normal"/>
    </style:style>
    <style:style style:name="T16" style:family="text">
      <style:text-properties fo:color="#000000" loext:opacity="100%" fo:language="pl" fo:country="PL" fo:font-style="normal" style:text-underline-style="none" fo:font-weight="normal" officeooo:rsid="001e55a3" fo:background-color="#ffffff" loext:char-shading-value="0" style:font-style-asian="normal" style:font-style-complex="normal"/>
    </style:style>
    <style:style style:name="T17" style:family="text">
      <style:text-properties fo:color="#000000" loext:opacity="100%" fo:language="pl" fo:country="PL" fo:font-style="normal" style:text-underline-style="none" fo:font-weight="normal" officeooo:rsid="001e55a3" fo:background-color="#ffffff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ize="12pt" fo:language="pl" fo:country="PL" fo:font-style="normal" style:text-underline-style="none" style:font-size-asian="12pt" style:font-style-asian="normal" style:font-size-complex="12pt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ening i ocena skuteczności przykładowej sieci neuronowej do gry w „Prezencik”</text:p>
      <text:p text:style-name="P1">Leon Suliga, Mateusz Bogusławski</text:p>
      <text:p text:style-name="P1"/>
      <text:p text:style-name="P2"><text:span text:style-name="T1">Celem niniejszego projektu jest stworzenie modelu sztucznej inteligencji, który będzie potrafił podejmować decyzje w grze </text:span><text:span text:style-name="Strong_20_Emphasis"><text:span text:style-name="T2">"Prezencik"</text:span></text:span><text:span text:style-name="T1"> (znanej również jako </text:span><text:span text:style-name="Strong_20_Emphasis"><text:span text:style-name="T2">"No Thanks!"</text:span></text:span><text:span text:style-name="T1">), opartej na prostych zasadach, lecz z dużą głębią strategiczną.</text:span></text:p>
      <text:p text:style-name="P4"/>
      <text:p text:style-name="P6"><text:span text:style-name="T7">1. Zasady gry „Prezencik”</text:span></text:p>
      <text:p text:style-name="P6"><text:span text:style-name="T7"/></text:p>
      <text:list text:style-name="L6">
        <text:list-item>
          <text:p text:style-name="P5"><text:span text:style-name="Strong_20_Emphasis"><text:span text:style-name="T4">Cel gry</text:span></text:span></text:p>
        </text:list-item>
      </text:list>
      <text:p text:style-name="P14"><text:span text:style-name="T3"><text:tab/><text:tab/>Zdobyć </text:span><text:span text:style-name="Strong_20_Emphasis"><text:span text:style-name="T3">jak najmniej punktów, </text:span></text:span><text:span text:style-name="T3">w tej grze </text:span><text:span text:style-name="Strong_20_Emphasis"><text:span text:style-name="T3">niski wynik </text:span></text:span><text:span text:style-name="Strong_20_Emphasis"><text:span text:style-name="T4">jest</text:span></text:span><text:span text:style-name="Strong_20_Emphasis"><text:span text:style-name="T3"> lepszy</text:span></text:span><text:span text:style-name="Strong_20_Emphasis"><text:span text:style-name="T4">m</text:span></text:span><text:span text:style-name="Strong_20_Emphasis"><text:span text:style-name="T3"> wynik</text:span></text:span><text:span text:style-name="Strong_20_Emphasis"><text:span text:style-name="T4">iem</text:span></text:span><text:span text:style-name="T3">.</text:span></text:p>
      <text:p text:style-name="P14"><text:span text:style-name="Strong_20_Emphasis"><text:span text:style-name="T3"/></text:span></text:p>
      <text:list text:style-name="L7">
        <text:list-item>
          <text:p text:style-name="P15"><text:span text:style-name="Strong_20_Emphasis"><text:span text:style-name="T3">Zawartość</text:span></text:span></text:p>
        </text:list-item>
      </text:list>
      <text:list xml:id="list1969069253" text:style-name="L1">
        <text:list-item>
          <text:list>
            <text:list-item>
              <text:p text:style-name="P9"><text:span text:style-name="T3">Karty z numerami: </text:span><text:span text:style-name="Strong_20_Emphasis"><text:span text:style-name="T3">od 3 do 35</text:span></text:span><text:span text:style-name="T3"><text:line-break/>Przed rozpoczęciem gry losowo usuwa się 9 kart z talii.</text:span></text:p>
            </text:list-item>
            <text:list-item>
              <text:p text:style-name="P10"><text:span text:style-name="T3">Żetony, po 11 dla każdego gracza</text:span></text:p>
              <text:p text:style-name="P10"><text:span text:style-name="Strong_20_Emphasis"><text:span text:style-name="T3"/></text:span></text:p>
            </text:list-item>
          </text:list>
        </text:list-item>
        <text:list-item>
          <text:p text:style-name="P10"><text:span text:style-name="Strong_20_Emphasis"><text:span text:style-name="T3">Przebieg rozgrywki</text:span></text:span></text:p>
        </text:list-item>
      </text:list>
      <text:list text:style-name="L2">
        <text:list-item>
          <text:list>
            <text:list-item>
              <text:p text:style-name="P11"><text:span text:style-name="Strong_20_Emphasis"><text:span text:style-name="T3">Na początku każdej rundy</text:span></text:span><text:span text:style-name="T3"> odkrywana jest nowa karta z talii.</text:span></text:p>
            </text:list-item>
            <text:list-item>
              <text:p text:style-name="P11"><text:span text:style-name="Strong_20_Emphasis"><text:span text:style-name="T3">Gracz na ruchu ma 2 opcje</text:span></text:span><text:span text:style-name="T3">:</text:span></text:p>
              <text:list>
                <text:list-item>
                  <text:p text:style-name="P11"><text:span text:style-name="Strong_20_Emphasis"><text:span text:style-name="T3">PASS (odmówić wzięcia karty, </text:span></text:span><text:span text:style-name="Strong_20_Emphasis"><text:span text:style-name="T4">jeżeli posiada co najmniej jeden żeton</text:span></text:span><text:span text:style-name="Strong_20_Emphasis"><text:span text:style-name="T3">):</text:span></text:span><text:span text:style-name="T3"> </text:span><text:span text:style-name="T4">gracz </text:span><text:span text:style-name="T3">kładzie </text:span><text:span text:style-name="Strong_20_Emphasis"><text:span text:style-name="T3">1 żeton</text:span></text:span><text:span text:style-name="T3"> na karcie, </text:span><text:span text:style-name="T4">decyzje podejmuje kolejny w kolejności gracz.</text:span></text:p>
                </text:list-item>
                <text:list-item>
                  <text:p text:style-name="P12"><text:span text:style-name="Strong_20_Emphasis"><text:span text:style-name="T3">TAKE (wziąć kartę):</text:span></text:span><text:span text:style-name="T3"> </text:span><text:span text:style-name="T4">gracz </text:span><text:span text:style-name="T3">bierze kartę oraz wszystkie żetony, które się na niej znajdują, </text:span><text:span text:style-name="T4">zaczyna się nowa runda.</text:span></text:p>
                  <text:p text:style-name="P12"><text:span text:style-name="Strong_20_Emphasis"><text:span text:style-name="T4"/></text:span></text:p>
                </text:list-item>
              </text:list>
            </text:list-item>
          </text:list>
        </text:list-item>
      </text:list>
      <text:list text:style-name="L12">
        <text:list-item>
          <text:p text:style-name="P16"><text:span text:style-name="Strong_20_Emphasis"><text:span text:style-name="T4">Znaczenie żetonów</text:span></text:span></text:p>
        </text:list-item>
      </text:list>
      <text:list xml:id="list2910884309" text:style-name="L3">
        <text:list-item>
          <text:list>
            <text:list-item>
              <text:p text:style-name="P13"><text:span text:style-name="T3">Umożliwiają </text:span><text:span text:style-name="Strong_20_Emphasis"><text:span text:style-name="T3">odmowę wzięcia karty</text:span></text:span><text:span text:style-name="T3"> (PASS). Gracz bez żetonów może podjąć jedynie decyzję TAKE.</text:span></text:p>
            </text:list-item>
          </text:list>
        </text:list-item>
      </text:list>
      <text:p text:style-name="P14"><text:span text:style-name="Strong_20_Emphasis"><text:span text:style-name="T3"/></text:span></text:p>
      <text:list xml:id="list231532846312970" text:continue-numbering="true" text:style-name="L3">
        <text:list-item>
          <text:p text:style-name="P13"><text:span text:style-name="Strong_20_Emphasis"><text:span text:style-name="T3">Punktacja na koniec gry</text:span></text:span></text:p>
          <text:list>
            <text:list-item>
              <text:p text:style-name="P13"><text:span text:style-name="Strong_20_Emphasis"><text:span text:style-name="T3">Każda karta</text:span></text:span><text:span text:style-name="T3"> daje punkty równe swojej wartości. </text:span><text:span text:style-name="T4">Przypadkiem szczególnym są ciągi kart o wartościach, których różnica między sąsiednimi kartami w ciągu wynosi 1, w tym przypadku pod uwagę brana jest karta o najmniejszej wartości w ciągu.</text:span></text:p>
            </text:list-item>
            <text:list-item>
              <text:p text:style-name="P13"><text:span text:style-name="Strong_20_Emphasis"><text:span text:style-name="T4">Każdy żeton posiadany w chwili zakończenia rozgrywki zmniejsza końcowy wynik o 1.</text:span></text:span><text:span text:style-name="T3"><text:tab/></text:span></text:p>
            </text:list-item>
          </text:list>
        </text:list-item>
      </text:list>
      <text:p text:style-name="P14"><text:span text:style-name="T3"/></text:p>
      <text:p text:style-name="P24"><text:soft-page-break/><text:span text:style-name="T6">2. Generowanie zbioru danych wraz z etykietami do treningu sieci neuronowej oraz do jej oceny</text:span></text:p>
      <text:p text:style-name="P23"><text:span text:style-name="T5"><text:tab/></text:span><text:span text:style-name="T18">Stany gry wykorzystywane do trenowania modelu generowane są losowo przez zaimplementowany generator, co pozwala na osiągniecię różnych, niezależnych od siebie stanów gry. Każdy z tych wygenerowanych stanów jest następnie oceniany przez eksperta, czyli programową funkcję heurystyczną, która na podstawie reguł decyduje, czy w danej sytuacji lepiej wziąć kartę, czy ją odrzucić. Decyzja ekspera reprezentowana jest przez liczbę zmiennoprzecinkową z przedziału [0;1], gdzie 0 oznacza silną decyzję TAKE, a 1 oznacza silną decyzję PASS, dzięki czemu możliwa jest późniejsza ocena decyzji modelu również z uwględnieniem tego, jak blisko porawnej decyzji była wytrenowana sieć neuronów. Ekspert może podjąc następujące decyzje:</text:span></text:p>
      <text:list xml:id="list1832255230" text:style-name="L13">
        <text:list-item>
          <text:p text:style-name="P7"><text:span text:style-name="T6">0.0, gdy gracz nie posiada żetonów, jest zmuszony wziąć kartę</text:span></text:p>
        </text:list-item>
        <text:list-item>
          <text:p text:style-name="P7"><text:span text:style-name="T6">1.0, gdy karta pasuje do ciągu kart gracza, co pozwoli na osiągnięcie lepszego wyniku</text:span></text:p>
        </text:list-item>
        <text:list-item>
          <text:p text:style-name="P7"><text:span text:style-name="T6">1.0, gdy liczba żetonów na karcie jest większa od wartości karty</text:span></text:p>
        </text:list-item>
        <text:list-item>
          <text:p text:style-name="P7"><text:span text:style-name="T6">0.95, gdy liczba żetonów na karcie jest równa lub większa połowy wartości karty i obecnie gracz posiada mniej niż 10 żetonów</text:span></text:p>
        </text:list-item>
        <text:list-item>
          <text:p text:style-name="P8"><text:span text:style-name="T6">0.75, </text:span><text:span text:style-name="T8">gdy liczba żetonów na karcie jest równa lub większa połowy wartości karty i obecnie gracz posiada nie mniej niż 10 żetonów</text:span></text:p>
        </text:list-item>
        <text:list-item>
          <text:p text:style-name="P8"><text:span text:style-name="T6">0.9, gdy któryś z przeciwników nie posiada żetonów i wzięcie przez niego karty będzie dla niego korzystne</text:span></text:p>
        </text:list-item>
        <text:list-item>
          <text:p text:style-name="P8"><text:span text:style-name="T6">0.75, gdy gracz posiada mniej niż 5 żetonów, a liczba żetonów na karcie jest niemniejsza niż 40% jej wartości</text:span></text:p>
        </text:list-item>
        <text:list-item>
          <text:p text:style-name="P30"><text:span text:style-name="T15">0.9, </text:span><text:span text:style-name="T16">gdy gracz ma więcej niż 18 żetonów, i liczba żetonów na karcie wynosi co najmniej 60% jej wartości</text:span></text:p>
        </text:list-item>
        <text:list-item>
          <text:p text:style-name="P30"><text:span text:style-name="T17">0.9, gdy mój wynik jest o co najmniej 15 punktów gorszy od drugiego w kolejności gracza z najgorszym wynikiem i liczba żetonów na karcie wynosi co najmniej 30% jej wartości</text:span></text:p>
        </text:list-item>
        <text:list-item>
          <text:p text:style-name="P30"><text:span text:style-name="T17">0.2, gdy gracz ma przewagę co najmniej 20 punktów nad dowolnym z graczy i liczba żetonów na karcie wynosi mniej niż 40%</text:span></text:p>
        </text:list-item>
        <text:list-item>
          <text:p text:style-name="P30"><text:span text:style-name="T17">0.1, gdy liczba żetonów na karcie jest mnniejsza niż 20% jej wartości</text:span></text:p>
        </text:list-item>
        <text:list-item>
          <text:p text:style-name="P30"><text:span text:style-name="T17">0.3 – 0.7, w zależności od stosunku liczby żetonów do wartości karty</text:span></text:p>
        </text:list-item>
      </text:list>
      <text:p text:style-name="P31"><text:span text:style-name="T6">Model uczy się na podstawie tych danych, starając się naśladować eksperta i przewidywać podobne decyzje w nowych, wcześniej nieznanych sytuacjach.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25"><text:soft-page-break/><text:span text:style-name="T6">3. Trening sieci neuronowej</text:span></text:p>
      <text:p text:style-name="P26"><text:span text:style-name="T14">Struktura sieci</text:span></text:p>
      <text:list text:style-name="L16">
        <text:list-item>
          <text:p text:style-name="P28"><text:span text:style-name="T10">Warstwa wejściowa</text:span></text:p>
        </text:list-item>
      </text:list>
      <text:list text:style-name="L14">
        <text:list-item>
          <text:list>
            <text:list-item>
              <text:list>
                <text:list-header>
                  <text:p text:style-name="P27"><text:span text:style-name="T10">8 neuronów:</text:span></text:p>
                  <text:list>
                    <text:list-header>
                      <text:p text:style-name="P27"><text:span text:style-name="T10">1. Wartość aktualnej karty (znormalizowana)</text:span></text:p>
                      <text:p text:style-name="P27"><text:span text:style-name="T10">2. Liczba żetonów na karcie (znormalizowana)</text:span></text:p>
                      <text:p text:style-name="P27"><text:span text:style-name="T10">3. Liczba aktualnie posiadanych żetonów</text:span></text:p>
                      <text:p text:style-name="P27"><text:span text:style-name="T10">4. Liczba aktualnie posiadanych kart</text:span></text:p>
                      <text:p text:style-name="P27"><text:span text:style-name="T10">5. Czy co najmniej jedna obecenie posiadana karta jest o 1 mniejsza lub większa niż aktualna (0 lub 1)</text:span></text:p>
                      <text:p text:style-name="P27"><text:span text:style-name="T10">6. Czy przeciwnicy mają co najmniej jedną kartę, która jest o 1 mniejsza lub większa niż aktualna (0 lub 1)<text:tab/></text:span></text:p>
                      <text:p text:style-name="P17"><text:span text:style-name="T9">7. Czy co najmniej jeden przeciwnik nie posiada żetonów (0 lub 1)</text:span></text:p>
                      <text:p text:style-name="P17"><text:span text:style-name="T9">8. Maksymalna liczba żetonów u przeciwników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27"><text:span text:style-name="T10">Dwie warstwy ukryte</text:span></text:p>
        </text:list-item>
      </text:list>
      <text:p text:style-name="P18"><text:span text:style-name="T9"><text:tab/><text:tab/>32 neurony każda</text:span></text:p>
      <text:list text:style-name="L17">
        <text:list-item>
          <text:p text:style-name="P29"><text:span text:style-name="T10">Warstwa wyjściowa</text:span></text:p>
        </text:list-item>
      </text:list>
      <text:list text:style-name="L15">
        <text:list-item>
          <text:list>
            <text:list-item>
              <text:list>
                <text:list-header>
                  <text:p text:style-name="P19"><text:span text:style-name="T9">1 neuron, który przyjmuje wartości z przedziału [0;1], gdzie:</text:span></text:p>
                </text:list-header>
              </text:list>
            </text:list-item>
          </text:list>
        </text:list-item>
      </text:list>
      <text:p text:style-name="P18"><text:span text:style-name="T9"><text:tab/><text:tab/><text:tab/>0 – silna decyzja TAKE</text:span></text:p>
      <text:p text:style-name="P18"><text:span text:style-name="T9"><text:tab/><text:tab/><text:tab/>1 – silna decyzja PASS</text:span></text:p>
      <text:p text:style-name="P18"><text:span text:style-name="T9"/></text:p>
      <text:p text:style-name="P21"><text:span text:style-name="T11">Działanie sieci</text:span></text:p>
      <text:p text:style-name="P26"><text:span text:style-name="T14"><text:tab/></text:span><text:span text:style-name="T9">Proces uczenia sieci neuronowej składa się z </text:span><text:span text:style-name="T10">dwóch głównych</text:span><text:span text:style-name="T9"> etapów, które powtarzają się dla każdego przykładu treningowego. W pierwszej fazie, tzw. forward pass, wektor wejściowy składający się z ośmiu cech (wartości zmiennoprzecinkowych) przechodzi przez kolejne warstwy ukryte sieci. Każdy neuron w warstwie oblicza wartość</text:span><text:span text:style-name="T13"> </text:span><text:span text:style-name="T14">z</text:span><text:span text:style-name="T13"> </text:span><text:span text:style-name="T9">według wzoru: </text:span></text:p>
      <text:p text:style-name="P26"><text:span text:style-name="T9"><draw:frame draw:style-name="fr2" draw:name="Object2" text:anchor-type="as-char" svg:y="-0.1701in" svg:width="0.9339in" svg:height="0.33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6"><text:span text:style-name="T9">a następnie stosowana jest funkcja aktywacji ReLU, która przyjmuje wartość </text:span></text:p>
      <text:p text:style-name="P26"><text:span text:style-name="T9"><draw:frame draw:style-name="fr1" draw:name="Object3" text:anchor-type="as-char" svg:y="-0.152in" svg:width="1.4374in" svg:height="0.2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6"><text:span text:style-name="T9">Na końcu, w warstwie wyjściowej (złożonej z jednego neuronu), wartości z ostatniej warstwy ukrytej są sumowane bez dodatkowej funkcji aktywacji, co daje końcową wartość przewidywaną (ciągłą). </text:span><text:soft-page-break/><text:span text:style-name="T9">Następnie w fazie obliczania straty porównuje się przewidywaną wartość z etykietą eksperta za pomocą błędu średniokwadratowego (MSE), zgodnie ze wzorem: </text:span></text:p>
      <text:p text:style-name="P26"><text:span text:style-name="T9"><draw:frame draw:style-name="fr1" draw:name="Object4" text:anchor-type="as-char" svg:y="-0.2437in" svg:width="1.7083in" svg:height="0.3929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9">.</text:span></text:p>
      <text:p text:style-name="P26"><text:span text:style-name="T9">Kolejnym krokiem jest propagacja wsteczna (backpropagation), w której obliczane są pochodne funkcji straty względem wag i biasów, a następnie aktualizowane są one za pomocą algorytmu optymalizacji </text:span><text:span text:style-name="T13">Adam</text:span><text:span text:style-name="T9">, </text:span><text:span text:style-name="T10">który</text:span><text:span text:style-name="Strong_20_Emphasis"><text:span text:style-name="T12"> </text:span></text:span><text:span text:style-name="Strong_20_Emphasis"><text:span text:style-name="T10">dostosowuje tempo uczenia (learning rate)</text:span></text:span><text:span text:style-name="T10"> dla każdej wagi osobno, na podstawie historii gradientów</text:span><text:span text:style-name="T9">. Celem tych aktualizacji jest minimalizacja błędu predykcji. Proces ten powtarzany jest wielokrotnie (do 500 epok lub do momentu osiągnięcia zbieżności), co pozwala modelowi stopniowo dopasować się do danych treningowych.</text:span></text:p>
      <text:p text:style-name="P26"><text:span text:style-name="T9"/></text:p>
      <text:p text:style-name="P20"><text:span text:style-name="T11">4. Rezultaty</text:span></text:p>
      <text:p text:style-name="P23"><text:span text:style-name="T11">Z pomocą zaimplementowanego generatora pozyskano 1000 różnych stanów gry. Z których 800 zostało użyte do treningu sieci neuronowej, pozostałe 200 stanów posłużyło do oceny decyzji podejmowanych przez model. </text:span></text:p>
      <text:p text:style-name="P23"><text:span text:style-name="T11">174 decyzje z 200 pokrywało się z decyzjami TAKE/PASS eksperta.</text:span></text:p>
      <text:p text:style-name="P23"><text:span text:style-name="T11">Średni bład kwadratowy wyniósł, w przypadku decyzji reprezentowanych przez liczby zmiennoprzecinkowe z przedziału [0;1] wyniósł 0.0195.</text:span></text:p>
      <text:p text:style-name="P22"><text:span text:style-name="T13">5. Wnioski</text:span></text:p>
      <text:p text:style-name="P23"><text:span text:style-name="T11"><text:tab/>Przeprowadzony eksperyment pokazał, że prosta sieć neuronowa, oparta na danych wygenerowanych losowo i ocenianych przez eksperta heurystycznego, jest w stanie skutecznie nauczyć się podejmowania decyzji w grze „Prezencik”. Uzyskany średni błąd kwadratowy (MSE = 0.0195) wskazuje na wysoką zgodność modelu z ekspertem, a 87% trafności decyzji TAKE/PASS na zbiorze testowym potwierdza zdolność modelu do generalizacji i poprawnej interpretacji stanów gry, spoza zbioru treningowego. Mimo relatywnie prostej struktury, model dobrze odwzorowuje strategie eksperckie i może służyć jako skuteczny komponent decyzyjny w implementacji automatycznego gracza. </text:span></text:p>
      <text:p text:style-name="P23"><text:span text:style-name="T11"><text:tab/>Wyniki pokazują, że podejście oparte na uczeniu nadzorowanym i heurystycznej etykiecie może być efektywnym rozwiązaniem w zadaniach związanych z grami strategicznymi o ograniczonej liczbie cech wejściowyc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21:50:51.354888224</meta:creation-date>
    <dc:date>2025-06-11T23:15:30.897813871</dc:date>
    <meta:editing-duration>PT1H24M40S</meta:editing-duration>
    <meta:editing-cycles>1</meta:editing-cycles>
    <meta:document-statistic meta:table-count="0" meta:image-count="0" meta:object-count="3" meta:page-count="4" meta:paragraph-count="69" meta:word-count="1052" meta:character-count="6941" meta:non-whitespace-character-count="5961"/>
    <meta:generator>LibreOffice/7.4.7.2$Linux_X86_64 LibreOffice_project/40$Build-2</meta:generator>
  </office:meta>
</office:document-meta>
</file>

<file path=Object 2/content.xml><?xml version="1.0" encoding="utf-8"?>
<math xmlns="http://www.w3.org/1998/Math/MathML" display="block">
  <semantics>
    <mrow>
      <mi>z</mi>
      <mo stretchy="false">=</mo>
      <mrow>
        <mrow>
          <munder>
            <mo stretchy="false">∑</mo>
            <mi>i</mi>
          </munder>
          <mrow>
            <msub>
              <mi>w</mi>
              <mi>i</mi>
            </msub>
            <msub>
              <mi>x</mi>
              <mi>i</mi>
            </msub>
          </mrow>
        </mrow>
        <mo stretchy="false">+</mo>
        <mi>b</mi>
      </mrow>
    </mrow>
    <annotation encoding="StarMath 5.0">z = sum from i {w_i x_i} + b</annotation>
  </semantics>
</math>
</file>

<file path=Object 3/content.xml><?xml version="1.0" encoding="utf-8"?>
<math xmlns="http://www.w3.org/1998/Math/MathML" display="block">
  <semantics>
    <mrow>
      <mi mathvariant="italic">ReLU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</mn>
            <mi>,</mi>
            <mi>z</mi>
          </mrow>
        </mrow>
        <mo fence="true" form="postfix" stretchy="false">)</mo>
      </mrow>
    </mrow>
    <annotation encoding="StarMath 5.0">ReLU(z)=max(0,z)</annotation>
  </semantics>
</math>
</file>

<file path=Object 4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i>n</mi>
        </mfrac>
      </mrow>
      <mrow>
        <mo stretchy="false">∑</mo>
        <msup>
          <mrow>
            <mo fence="true" form="prefix" stretchy="false">(</mo>
            <mrow>
              <mrow>
                <msub>
                  <mi>y</mi>
                  <mi mathvariant="italic">pred</mi>
                </msub>
                <mo stretchy="false">−</mo>
                <msub>
                  <mi>y</mi>
                  <mi mathvariant="italic">true</mi>
                </msub>
              </mrow>
            </mrow>
            <mo fence="true" form="postfix" stretchy="false">)</mo>
          </mrow>
          <mn>2</mn>
        </msup>
      </mrow>
    </mrow>
    <annotation encoding="StarMath 5.0">MSE = {1} over {n} sum (y_{pred} - y_{true})^2</annotation>
  </semantics>
</math>
</file>